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Trebuchet MS'" style:font-family-asian="'Trebuchet MS'" style:font-family-complex="'Trebuchet MS'"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fo:font-family="'Trebuchet MS'" style:font-family-asian="'Trebuchet MS'" style:font-family-complex="'Trebuchet MS'"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bold" fo:font-family="'Trebuchet MS'" style:font-family-asian="'Trebuchet MS'" style:font-family-complex="'Trebuchet MS'" fo:background-color="transparent" style:use-window-font-color="true"/>
    </style:style>
    <style:style style:name="T14" style:family="text">
      <style:text-properties fo:font-size="12.00pt" fo:font-weight="normal" fo:font-family="'Trebuchet MS'" style:font-family-asian="'Trebuchet MS'" style:font-family-complex="'Trebuchet MS'"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Trebuchet MS'" style:font-family-asian="'Trebuchet MS'" style:font-family-complex="'Trebuchet MS'"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normal" fo:font-family="'Trebuchet MS'" style:font-family-asian="'Trebuchet MS'" style:font-family-complex="'Trebuchet MS'"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normal" fo:font-family="'Trebuchet MS'" style:font-family-asian="'Trebuchet MS'" style:font-family-complex="'Trebuchet MS'"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fo:font-family="'Trebuchet MS'" style:font-family-asian="'Trebuchet MS'" style:font-family-complex="'Trebuchet MS'"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22.00pt" fo:font-weight="normal" fo:font-family="'Trebuchet MS'" style:font-family-asian="'Trebuchet MS'" style:font-family-complex="'Trebuchet MS'"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normal" fo:font-family="'Trebuchet MS'" style:font-family-asian="'Trebuchet MS'" style:font-family-complex="'Trebuchet MS'"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Trebuchet MS'" style:font-family-asian="'Trebuchet MS'" style:font-family-complex="'Trebuchet MS'"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Trebuchet MS'" style:font-family-asian="'Trebuchet MS'" style:font-family-complex="'Trebuchet MS'"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Trebuchet MS'" style:font-family-asian="'Trebuchet MS'" style:font-family-complex="'Trebuchet MS'"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Trebuchet MS'" style:font-family-asian="'Trebuchet MS'" style:font-family-complex="'Trebuchet MS'"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Trebuchet MS'" style:font-family-asian="'Trebuchet MS'" style:font-family-complex="'Trebuchet MS'"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Trebuchet MS'" style:font-family-asian="'Trebuchet MS'" style:font-family-complex="'Trebuchet MS'"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Trebuchet MS'" style:font-family-asian="'Trebuchet MS'" style:font-family-complex="'Trebuchet MS'"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Trebuchet MS'" style:font-family-asian="'Trebuchet MS'" style:font-family-complex="'Trebuchet MS'"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normal" fo:font-family="'Trebuchet MS'" style:font-family-asian="'Trebuchet MS'" style:font-family-complex="'Trebuchet MS'"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normal" fo:font-family="'Trebuchet MS'" style:font-family-asian="'Trebuchet MS'" style:font-family-complex="'Trebuchet MS'" fo:background-color="transparent" style:use-window-font-color="true"/>
    </style:style>
    <style:style style:name="T47" style:family="text">
      <style:text-properties fo:font-size="22.00pt" fo:font-weight="normal" fo:font-family="'Trebuchet MS'" style:font-family-asian="'Trebuchet MS'" style:font-family-complex="'Trebuchet MS'"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Trebuchet MS'" style:font-family-asian="'Trebuchet MS'" style:font-family-complex="'Trebuchet MS'"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Trebuchet MS'" style:font-family-asian="'Trebuchet MS'" style:font-family-complex="'Trebuchet MS'"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Trebuchet MS'" style:font-family-asian="'Trebuchet MS'" style:font-family-complex="'Trebuchet MS'" fo:background-color="transparent" style:use-window-font-color="true"/>
    </style:style>
    <style:style style:name="T58" style:family="text">
      <style:text-properties fo:font-size="22.00pt" fo:font-weight="normal" fo:font-family="'Trebuchet MS'" style:font-family-asian="'Trebuchet MS'" style:font-family-complex="'Trebuchet MS'"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normal" fo:font-family="'Trebuchet MS'" style:font-family-asian="'Trebuchet MS'" style:font-family-complex="'Trebuchet MS'"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normal" fo:font-family="'Trebuchet MS'" style:font-family-asian="'Trebuchet MS'" style:font-family-complex="'Trebuchet MS'"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fo:font-family="'Trebuchet MS'" style:font-family-asian="'Trebuchet MS'" style:font-family-complex="'Trebuchet MS'"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normal" fo:font-family="'Trebuchet MS'" style:font-family-asian="'Trebuchet MS'" style:font-family-complex="'Trebuchet MS'"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normal" fo:font-family="'Trebuchet MS'" style:font-family-asian="'Trebuchet MS'" style:font-family-complex="'Trebuchet MS'"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normal" fo:font-family="'Trebuchet MS'" style:font-family-asian="'Trebuchet MS'" style:font-family-complex="'Trebuchet MS'"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2.00pt" fo:font-weight="normal" fo:font-family="'Trebuchet MS'" style:font-family-asian="'Trebuchet MS'" style:font-family-complex="'Trebuchet MS'" fo:background-color="transparent" style:use-window-font-color="true"/>
    </style:style>
    <style:style style:name="T73" style:family="text">
      <style:text-properties fo:font-size="22.00pt" fo:font-weight="normal" fo:font-family="'Trebuchet MS'" style:font-family-asian="'Trebuchet MS'" style:font-family-complex="'Trebuchet MS'"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normal" fo:font-family="'Trebuchet MS'" style:font-family-asian="'Trebuchet MS'" style:font-family-complex="'Trebuchet MS'"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2.00pt" fo:font-weight="normal" fo:font-family="'Trebuchet MS'" style:font-family-asian="'Trebuchet MS'" style:font-family-complex="'Trebuchet MS'"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2.00pt" fo:font-weight="normal" fo:font-family="'Trebuchet MS'" style:font-family-asian="'Trebuchet MS'" style:font-family-complex="'Trebuchet MS'"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normal" fo:font-family="'Trebuchet MS'" style:font-family-asian="'Trebuchet MS'" style:font-family-complex="'Trebuchet MS'"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normal" fo:font-family="'Trebuchet MS'" style:font-family-asian="'Trebuchet MS'" style:font-family-complex="'Trebuchet MS'" fo:background-color="transparent" style:use-window-font-color="true"/>
    </style:style>
    <style:style style:name="T84" style:family="text">
      <style:text-properties fo:font-size="22.00pt" fo:font-weight="normal" fo:font-family="'Trebuchet MS'" style:font-family-asian="'Trebuchet MS'" style:font-family-complex="'Trebuchet MS'"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normal" fo:font-family="'Trebuchet MS'" style:font-family-asian="'Trebuchet MS'" style:font-family-complex="'Trebuchet MS'"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2.00pt" fo:font-weight="normal" fo:font-family="'Trebuchet MS'" style:font-family-asian="'Trebuchet MS'" style:font-family-complex="'Trebuchet MS'"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2.00pt" fo:font-weight="normal" fo:font-family="'Trebuchet MS'" style:font-family-asian="'Trebuchet MS'" style:font-family-complex="'Trebuchet MS'"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normal" fo:font-family="'Trebuchet MS'" style:font-family-asian="'Trebuchet MS'" style:font-family-complex="'Trebuchet MS'"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2.00pt" fo:font-weight="normal" fo:font-family="'Trebuchet MS'" style:font-family-asian="'Trebuchet MS'" style:font-family-complex="'Trebuchet MS'"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2.00pt" fo:font-weight="normal" fo:font-family="'Trebuchet MS'" style:font-family-asian="'Trebuchet MS'" style:font-family-complex="'Trebuchet MS'"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2.00pt" fo:font-weight="normal" fo:font-family="'Trebuchet MS'" style:font-family-asian="'Trebuchet MS'" style:font-family-complex="'Trebuchet MS'"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2.00pt" fo:font-weight="normal" fo:font-family="'Trebuchet MS'" style:font-family-asian="'Trebuchet MS'" style:font-family-complex="'Trebuchet MS'" fo:background-color="transparent" style:use-window-font-color="true"/>
    </style:style>
    <style:style style:name="T101" style:family="text">
      <style:text-properties fo:font-size="22.00pt" fo:font-weight="normal" fo:font-family="'Trebuchet MS'" style:font-family-asian="'Trebuchet MS'" style:font-family-complex="'Trebuchet MS'"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2.00pt" fo:font-weight="normal" fo:font-family="'Trebuchet MS'" style:font-family-asian="'Trebuchet MS'" style:font-family-complex="'Trebuchet MS'"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normal" fo:font-family="'Trebuchet MS'" style:font-family-asian="'Trebuchet MS'" style:font-family-complex="'Trebuchet MS'"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fo:font-family="'Trebuchet MS'" style:font-family-asian="'Trebuchet MS'" style:font-family-complex="'Trebuchet MS'"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2.00pt" fo:font-weight="normal" fo:font-family="'Trebuchet MS'" style:font-family-asian="'Trebuchet MS'" style:font-family-complex="'Trebuchet MS'"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2.00pt" fo:font-weight="normal" fo:font-family="'Trebuchet MS'" style:font-family-asian="'Trebuchet MS'" style:font-family-complex="'Trebuchet MS'"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2.00pt" fo:font-weight="normal" fo:font-family="'Trebuchet MS'" style:font-family-asian="'Trebuchet MS'" style:font-family-complex="'Trebuchet MS'"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2.00pt" fo:font-weight="normal" fo:font-family="'Trebuchet MS'" style:font-family-asian="'Trebuchet MS'" style:font-family-complex="'Trebuchet MS'"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2.00pt" fo:font-weight="normal" fo:font-family="'Trebuchet MS'" style:font-family-asian="'Trebuchet MS'" style:font-family-complex="'Trebuchet MS'"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2.00pt" fo:font-weight="normal" fo:font-family="'Trebuchet MS'" style:font-family-asian="'Trebuchet MS'" style:font-family-complex="'Trebuchet MS'"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2.00pt" fo:font-weight="normal" fo:font-family="'Trebuchet MS'" style:font-family-asian="'Trebuchet MS'" style:font-family-complex="'Trebuchet MS'"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2.00pt" fo:font-weight="normal" fo:font-family="'Trebuchet MS'" style:font-family-asian="'Trebuchet MS'" style:font-family-complex="'Trebuchet MS'" fo:background-color="transparent" style:use-window-font-color="true"/>
    </style:style>
    <style:style style:name="T124" style:family="text">
      <style:text-properties fo:font-size="22.00pt" fo:font-weight="normal" fo:font-family="'Trebuchet MS'" style:font-family-asian="'Trebuchet MS'" style:font-family-complex="'Trebuchet MS'"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2.00pt" fo:font-weight="normal" fo:font-family="'Trebuchet MS'" style:font-family-asian="'Trebuchet MS'" style:font-family-complex="'Trebuchet MS'"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2.00pt" fo:font-weight="normal" fo:font-family="'Trebuchet MS'" style:font-family-asian="'Trebuchet MS'" style:font-family-complex="'Trebuchet MS'"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2.00pt" fo:font-weight="normal" fo:font-family="'Trebuchet MS'" style:font-family-asian="'Trebuchet MS'" style:font-family-complex="'Trebuchet MS'"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2.00pt" fo:font-weight="normal" fo:font-family="'Trebuchet MS'" style:font-family-asian="'Trebuchet MS'" style:font-family-complex="'Trebuchet MS'"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2.00pt" fo:font-weight="normal" fo:font-family="'Trebuchet MS'" style:font-family-asian="'Trebuchet MS'" style:font-family-complex="'Trebuchet MS'"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2.00pt" fo:font-weight="normal" fo:font-family="'Trebuchet MS'" style:font-family-asian="'Trebuchet MS'" style:font-family-complex="'Trebuchet MS'"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2.00pt" fo:font-weight="normal" fo:font-family="'Trebuchet MS'" style:font-family-asian="'Trebuchet MS'" style:font-family-complex="'Trebuchet MS'"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2.00pt" fo:font-weight="normal" fo:font-family="'Trebuchet MS'" style:font-family-asian="'Trebuchet MS'" style:font-family-complex="'Trebuchet MS'" fo:background-color="transparent" style:use-window-font-color="true"/>
    </style:style>
    <style:style style:name="T141" style:family="text">
      <style:text-properties fo:font-size="22.00pt" fo:font-weight="normal" fo:font-family="'Trebuchet MS'" style:font-family-asian="'Trebuchet MS'" style:font-family-complex="'Trebuchet MS'"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bold"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2.00pt" fo:font-weight="normal" fo:font-family="'Trebuchet MS'" style:font-family-asian="'Trebuchet MS'" style:font-family-complex="'Trebuchet MS'"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2.00pt" fo:font-weight="normal" fo:font-family="'Trebuchet MS'" style:font-family-asian="'Trebuchet MS'" style:font-family-complex="'Trebuchet MS'" fo:background-color="transparent" style:use-window-font-color="true"/>
    </style:style>
    <style:style style:name="T148" style:family="text">
      <style:text-properties fo:font-size="22.00pt" fo:font-weight="normal" fo:font-family="'Trebuchet MS'" style:font-family-asian="'Trebuchet MS'" style:font-family-complex="'Trebuchet MS'"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2.00pt" fo:font-weight="normal" fo:font-family="'Trebuchet MS'" style:font-family-asian="'Trebuchet MS'" style:font-family-complex="'Trebuchet MS'"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2.00pt" fo:font-weight="normal" fo:font-family="'Trebuchet MS'" style:font-family-asian="'Trebuchet MS'" style:font-family-complex="'Trebuchet MS'" fo:background-color="transparent" style:use-window-font-color="true"/>
    </style:style>
    <style:style style:name="T153" style:family="text">
      <style:text-properties fo:font-size="22.00pt" fo:font-weight="normal" fo:font-family="'Trebuchet MS'" style:font-family-asian="'Trebuchet MS'" style:font-family-complex="'Trebuchet MS'"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2.00pt" fo:font-weight="normal" fo:font-family="'Trebuchet MS'" style:font-family-asian="'Trebuchet MS'" style:font-family-complex="'Trebuchet MS'" fo:background-color="transparent" style:use-window-font-color="true"/>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2.00pt" fo:font-weight="normal" fo:font-family="'Trebuchet MS'" style:font-family-asian="'Trebuchet MS'" style:font-family-complex="'Trebuchet MS'" fo:background-color="transparent" style:use-window-font-color="true"/>
    </style:style>
    <style:style style:name="T158" style:family="text">
      <style:text-properties fo:font-size="22.00pt" fo:font-weight="normal" fo:font-family="'Trebuchet MS'" style:font-family-asian="'Trebuchet MS'" style:font-family-complex="'Trebuchet MS'" fo:background-color="transparent" style:use-window-font-color="true"/>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1.00pt" fo:font-weight="bold" fo:font-family="Calibri" style:font-family-asian="Calibri" style:font-family-complex="Calibri"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bold" fo:font-family="Calibri" style:font-family-asian="Calibri" style:font-family-complex="Calibri" fo:background-color="transparent" style:use-window-font-color="true"/>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2.00pt" fo:font-weight="normal" fo:font-family="'Trebuchet MS'" style:font-family-asian="'Trebuchet MS'" style:font-family-complex="'Trebuchet MS'" fo:background-color="transparent" style:use-window-font-color="true"/>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2.00pt" fo:font-weight="normal" fo:font-family="'Trebuchet MS'" style:font-family-asian="'Trebuchet MS'" style:font-family-complex="'Trebuchet MS'" fo:background-color="transparent" style:use-window-font-color="true"/>
    </style:style>
    <style:style style:name="T167" style:family="text">
      <style:text-properties fo:font-size="22.00pt" fo:font-weight="normal" fo:font-family="'Trebuchet MS'" style:font-family-asian="'Trebuchet MS'" style:font-family-complex="'Trebuchet MS'"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2.00pt" fo:font-weight="normal" fo:font-family="'Trebuchet MS'" style:font-family-asian="'Trebuchet MS'" style:font-family-complex="'Trebuchet MS'"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2.00pt" fo:font-weight="normal" fo:font-family="'Trebuchet MS'" style:font-family-asian="'Trebuchet MS'" style:font-family-complex="'Trebuchet MS'" fo:background-color="transparent" style:use-window-font-color="true"/>
    </style:style>
    <style:style style:name="T172" style:family="text">
      <style:text-properties fo:font-size="22.00pt" fo:font-weight="normal" fo:font-family="'Trebuchet MS'" style:font-family-asian="'Trebuchet MS'" style:font-family-complex="'Trebuchet MS'" fo:background-color="transparent" style:use-window-font-color="true"/>
    </style:style>
    <style:style style:name="T173" style:family="text">
      <style:text-properties fo:font-size="11.00pt" fo:font-weight="normal" fo:font-family="Calibri" style:font-family-asian="Calibri" style:font-family-complex="Calibri" fo:background-color="transparent" style:use-window-font-color="true"/>
    </style:style>
    <style:style style:name="T174" style:family="text">
      <style:text-properties fo:font-size="12.00pt" fo:font-weight="normal" fo:font-family="'Trebuchet MS'" style:font-family-asian="'Trebuchet MS'" style:font-family-complex="'Trebuchet MS'"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2.00pt" fo:font-weight="normal" fo:font-family="'Trebuchet MS'" style:font-family-asian="'Trebuchet MS'" style:font-family-complex="'Trebuchet MS'" fo:background-color="transparent" style:use-window-font-color="true"/>
    </style:style>
    <style:style style:name="T177" style:family="text">
      <style:text-properties fo:font-size="22.00pt" fo:font-weight="normal" fo:font-family="'Trebuchet MS'" style:font-family-asian="'Trebuchet MS'" style:font-family-complex="'Trebuchet MS'"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2.00pt" fo:font-weight="normal" fo:font-family="'Trebuchet MS'" style:font-family-asian="'Trebuchet MS'" style:font-family-complex="'Trebuchet MS'"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2.00pt" fo:font-weight="normal" fo:font-family="'Trebuchet MS'" style:font-family-asian="'Trebuchet MS'" style:font-family-complex="'Trebuchet MS'" fo:background-color="transparent" style:use-window-font-color="true"/>
    </style:style>
    <style:style style:name="T182" style:family="text">
      <style:text-properties fo:font-size="22.00pt" fo:font-weight="normal" fo:font-family="'Trebuchet MS'" style:font-family-asian="'Trebuchet MS'" style:font-family-complex="'Trebuchet MS'"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2.00pt" fo:font-weight="normal" fo:font-family="'Trebuchet MS'" style:font-family-asian="'Trebuchet MS'" style:font-family-complex="'Trebuchet MS'"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right"/>
    </style:style>
    <style:style style:name="P3" style:family="paragraph">
      <style:paragraph-properties fo:line-height="100.00%" fo:text-align="left"/>
    </style:style>
    <style:style style:name="P4" style:family="paragraph">
      <style:paragraph-properties fo:line-height="100.00%" fo:text-align="right"/>
    </style:style>
    <style:style style:name="P5" style:family="paragraph">
      <style:paragraph-properties fo:line-height="100.00%" fo:text-align="left"/>
    </style:style>
    <style:style style:name="P6" style:family="paragraph">
      <style:paragraph-properties fo:line-height="100.00%" fo:text-align="right"/>
    </style:style>
    <style:style style:name="P7" style:family="paragraph">
      <style:paragraph-properties fo:line-height="100.00%" fo:text-align="left"/>
    </style:style>
    <style:style style:name="P8" style:family="paragraph">
      <style:paragraph-properties fo:line-height="100.00%" fo:text-align="right"/>
    </style:style>
    <style:style style:name="P9" style:family="paragraph">
      <style:paragraph-properties fo:line-height="100.00%" fo:text-align="left"/>
    </style:style>
    <style:style style:name="P10" style:family="paragraph">
      <style:paragraph-properties fo:line-height="100.00%" fo:text-align="center"/>
    </style:style>
    <style:style style:name="P11" style:family="paragraph">
      <style:paragraph-properties fo:line-height="100.00%" fo:text-align="right"/>
    </style:style>
    <style:style style:name="P12" style:family="paragraph">
      <style:paragraph-properties fo:line-height="100.00%" fo:text-align="center"/>
    </style:style>
    <style:style style:name="P13" style:family="paragraph">
      <style:paragraph-properties fo:line-height="100.00%" fo:text-align="left"/>
    </style:style>
    <style:style style:name="P14" style:family="paragraph">
      <style:paragraph-properties fo:line-height="100.00%" fo:text-align="right"/>
    </style:style>
    <style:style style:name="P15" style:family="paragraph">
      <style:paragraph-properties fo:line-height="100.00%" fo:text-align="left"/>
    </style:style>
    <style:style style:name="P16" style:family="paragraph">
      <style:paragraph-properties fo:line-height="100.00%" fo:text-align="right"/>
    </style:style>
    <style:style style:name="P17" style:family="paragraph">
      <style:paragraph-properties fo:line-height="100.00%" fo:text-align="left"/>
    </style:style>
    <style:style style:name="P18" style:family="paragraph">
      <style:paragraph-properties fo:line-height="100.00%" fo:text-align="right"/>
    </style:style>
    <style:style style:name="P19" style:family="paragraph">
      <style:paragraph-properties fo:line-height="100.00%" fo:text-align="left"/>
    </style:style>
    <style:style style:name="P20" style:family="paragraph">
      <style:paragraph-properties fo:line-height="100.00%" fo:text-align="right"/>
    </style:style>
    <style:style style:name="P21" style:family="paragraph">
      <style:paragraph-properties fo:line-height="100.00%" fo:text-align="left"/>
    </style:style>
    <style:style style:name="P22" style:family="paragraph">
      <style:paragraph-properties fo:line-height="100.00%" fo:text-align="right"/>
    </style:style>
    <style:style style:name="P23" style:family="paragraph">
      <style:paragraph-properties fo:line-height="100.00%" fo:text-align="left"/>
    </style:style>
    <style:style style:name="P24" style:family="paragraph">
      <style:paragraph-properties fo:line-height="100.00%" fo:text-align="right"/>
    </style:style>
    <style:style style:name="P25" style:family="paragraph">
      <style:paragraph-properties fo:line-height="100.00%" fo:text-align="left"/>
    </style:style>
    <style:style style:name="P26" style:family="paragraph">
      <style:paragraph-properties fo:line-height="100.00%" fo:text-align="left"/>
    </style:style>
    <style:style style:name="P27" style:family="paragraph">
      <style:paragraph-properties fo:line-height="100.00%" fo:text-align="right"/>
    </style:style>
    <style:style style:name="P28" style:family="paragraph">
      <style:paragraph-properties fo:line-height="100.00%" fo:text-align="left"/>
    </style:style>
    <style:style style:name="P29" style:family="paragraph">
      <style:paragraph-properties fo:line-height="100.00%" fo:text-align="left"/>
    </style:style>
    <style:style style:name="P30" style:family="paragraph">
      <style:paragraph-properties fo:line-height="100.00%" fo:text-align="left"/>
    </style:style>
    <style:style style:name="P31" style:family="paragraph">
      <style:paragraph-properties fo:line-height="100.00%" fo:text-align="right"/>
    </style:style>
    <style:style style:name="P32" style:family="paragraph">
      <style:paragraph-properties fo:line-height="100.00%" fo:text-align="left"/>
    </style:style>
    <style:style style:name="P33" style:family="paragraph">
      <style:paragraph-properties fo:line-height="100.00%" fo:text-align="left"/>
    </style:style>
    <style:style style:name="P34" style:family="paragraph">
      <style:paragraph-properties fo:line-height="100.00%" fo:text-align="left"/>
    </style:style>
    <style:style style:name="P35" style:family="paragraph">
      <style:paragraph-properties fo:line-height="100.00%" fo:text-align="right"/>
    </style:style>
    <style:style style:name="P36" style:family="paragraph">
      <style:paragraph-properties fo:line-height="100.00%" fo:text-align="left"/>
    </style:style>
    <style:style style:name="P37" style:family="paragraph">
      <style:paragraph-properties fo:line-height="100.00%" fo:text-align="left"/>
    </style:style>
    <style:style style:name="P38" style:family="paragraph">
      <style:paragraph-properties fo:line-height="100.00%" fo:text-align="left"/>
    </style:style>
    <style:style style:name="P39" style:family="paragraph">
      <style:paragraph-properties fo:line-height="100.00%" fo:text-align="right"/>
    </style:style>
    <style:style style:name="P40" style:family="paragraph">
      <style:paragraph-properties fo:line-height="100.00%" fo:text-align="left"/>
    </style:style>
    <style:style style:name="P41" style:family="paragraph">
      <style:paragraph-properties fo:line-height="100.00%" fo:text-align="left"/>
    </style:style>
    <style:style style:name="P42" style:family="paragraph">
      <style:paragraph-properties fo:line-height="100.00%" fo:text-align="left"/>
    </style:style>
    <style:style style:name="P43" style:family="paragraph">
      <style:paragraph-properties fo:line-height="100.00%" fo:text-align="right"/>
    </style:style>
    <style:style style:name="P44" style:family="paragraph">
      <style:paragraph-properties fo:line-height="100.00%" fo:text-align="left"/>
    </style:style>
    <style:style style:name="P45" style:family="paragraph">
      <style:paragraph-properties fo:line-height="100.00%" fo:text-align="left"/>
    </style:style>
    <style:style style:name="P46" style:family="paragraph">
      <style:paragraph-properties fo:line-height="100.00%" fo:text-align="left"/>
    </style:style>
    <style:style style:name="P47" style:family="paragraph">
      <style:paragraph-properties fo:line-height="100.00%" fo:text-align="right"/>
    </style:style>
    <style:style style:name="P48" style:family="paragraph">
      <style:paragraph-properties fo:line-height="100.00%" fo:text-align="left"/>
    </style:style>
    <style:style style:name="P49" style:family="paragraph">
      <style:paragraph-properties fo:line-height="100.00%" fo:text-align="left"/>
    </style:style>
    <style:style style:name="P50" style:family="paragraph">
      <style:paragraph-properties fo:line-height="100.00%" fo:text-align="left"/>
    </style:style>
    <style:style style:name="P51" style:family="paragraph">
      <style:paragraph-properties fo:line-height="100.00%" fo:text-align="right"/>
    </style:style>
    <style:style style:name="P52" style:family="paragraph">
      <style:paragraph-properties fo:line-height="100.00%" fo:text-align="left"/>
    </style:style>
    <style:style style:name="P53" style:family="paragraph">
      <style:paragraph-properties fo:line-height="100.00%" fo:text-align="left"/>
    </style:style>
    <style:style style:name="P54" style:family="paragraph">
      <style:paragraph-properties fo:line-height="100.00%" fo:text-align="left"/>
    </style:style>
    <style:style style:name="P55" style:family="paragraph">
      <style:paragraph-properties fo:line-height="100.00%" fo:text-align="right"/>
    </style:style>
    <style:style style:name="P56" style:family="paragraph">
      <style:paragraph-properties fo:line-height="100.00%" fo:text-align="left"/>
    </style:style>
    <style:style style:name="P57" style:family="paragraph">
      <style:paragraph-properties fo:line-height="100.00%" fo:text-align="left"/>
    </style:style>
  </office:automatic-styles>
  <office:body>
    <office:text>
      <text:p text:style-name="P1"><text:span text:style-name="T1">Immersive Horror Game Plan</text:span></text:p>
      <text:p text:style-name="P2"><text:span text:style-name="T1">Planned Release Date: Halloween, 2022</text:span></text:p>
      <text:p text:style-name="P2"><text:span text:style-name="T1">Resources Used: Unity3D, Blender, C#, IPC/Sockets</text:span></text:p>
      <text:p text:style-name="P2"><text:span text:style-name="T1">Promotion Platforms: Facebook Page?, Instagram (BUS account with hashtags), SIAT/CMPT student channels?</text:span></text:p>
      <text:p text:style-name="P2"><text:span text:style-name="T1">Support Units/Helpers: Shallow Homies, KC (as proxy?)</text:span></text:p>
      <text:p text:style-name="P2"><text:span text:style-name="T1">Constraints: 512 MB WebGL, 240 GFLOPS GPU Max (360 equvilent system)</text:span></text:p>
      <text:p text:style-name="P2"><text:span text:style-name="T2"/></text:p>
      <text:p text:style-name="P3"><text:span text:style-name="T3">Proxy: A user that contains connections to higher level executives that can assist and perform the necessary tasks.</text:span></text:p>
      <text:p text:style-name="P3"><text:span text:style-name="T3">Example: &lt;Director_Node&gt;-&gt;Exec_List[0].Propose(Event* event, const char* writeup)</text:span></text:p>
      <text:p text:style-name="P3"><text:span text:style-name="T4"/></text:p>
      <text:p text:style-name="P3"><text:span text:style-name="T5">Difficulty Settings: [REDUCED], [REGULAR]</text:span></text:p>
      <text:p text:style-name="P3"><text:span text:style-name="T5">Reduced (Default on Mobile versions):</text:span></text:p>
      <text:p text:style-name="P3"><text:span text:style-name="T5"><text:tab/>-&gt; Jumpscare intensity reduced by 30%</text:span></text:p>
      <text:p text:style-name="P3"><text:span text:style-name="T5"><text:tab/>-&gt; Zombies have half the amount of health and quantity is reduced by half.</text:span></text:p>
      <text:p text:style-name="P3"><text:span text:style-name="T5"><text:tab/><text:tab/>-&gt; Exception: Generator drainage. Health is same as regular but half the <text:tab/><text:tab/><text:tab/><text:tab/>number of zombies.</text:span></text:p>
      <text:p text:style-name="P3"><text:span text:style-name="T5"><text:tab/>-&gt; Increased hitbox size and zombies are 30% slower.</text:span></text:p>
      <text:p text:style-name="P3"><text:span text:style-name="T5"><text:tab/>-&gt; Light level increase by 20%</text:span></text:p>
      <text:p text:style-name="P3"><text:span text:style-name="T5"><text:tab/>-&gt; Player dies in 6 hits for zombies and 4 hits for fatal errors in puzzles.</text:span></text:p>
      <text:p text:style-name="P3"><text:span text:style-name="T6"/></text:p>
      <text:p text:style-name="P3"><text:span text:style-name="T7">Regular (Default on VR/PC versions and WebGL when played with KB+Mouse)</text:span></text:p>
      <text:p text:style-name="P3"><text:span text:style-name="T7"><text:tab/>-&gt; Jumpscare intensity is normal. Zombies in the attic and garage will run toward the <text:tab/><text:tab/><text:tab/>player to frighten them.</text:span></text:p>
      <text:p text:style-name="P3"><text:span text:style-name="T7"><text:tab/>-&gt; Zombies take two hits to die. Zombie size is 6 for garden, at least 2 in garage and 1 <text:tab/><text:tab/><text:tab/>in attic.</text:span></text:p>
      <text:p text:style-name="P3"><text:span text:style-name="T7"><text:tab/>-&gt; Zombies have the same hitbox as the player. Zombies have the same max speed <text:tab/><text:tab/><text:tab/>has the player.</text:span></text:p>
      <text:p text:style-name="P3"><text:span text:style-name="T7"><text:tab/>-&gt; Light level is at a level that requires a flashlight to traverse.</text:span></text:p>
      <text:p text:style-name="P3"><text:span text:style-name="T7"><text:tab/>-&gt; Player dies in 3 hits for zombies and 2 hits for fatal errors in puzzles.</text:span></text:p>
      <text:p text:style-name="P3"><text:span text:style-name="T8"/></text:p>
      <text:p text:style-name="P3"><text:span text:style-name="T9">Fatal puzzles:</text:span></text:p>
      <text:p text:style-name="P3"><text:span text:style-name="T9"><text:tab/>-&gt; Electric box:</text:span></text:p>
      <text:p text:style-name="P3"><text:span text:style-name="T9"><text:tab/><text:tab/>-&gt; Must shut power off using switch on the right.</text:span></text:p>
      <text:p text:style-name="P3"><text:span text:style-name="T9"><text:tab/><text:tab/><text:tab/>-&gt; Failure to do so will cause the player to take lethal damage (1.5 HP)</text:span></text:p>
      <text:p text:style-name="P3"><text:span text:style-name="T9"><text:tab/><text:tab/>-&gt; Must wire electricals correctly.</text:span></text:p>
      <text:p text:style-name="P3"><text:span text:style-name="T9"><text:tab/><text:tab/><text:tab/>-&gt; Failure causes lethal damage.</text:span></text:p>
      <text:p text:style-name="P3"><text:span text:style-name="T10"/></text:p>
      <text:p text:style-name="P3"><text:span text:style-name="T11"><text:tab/>-&gt; Access to electric box:</text:span></text:p>
      <text:p text:style-name="P3"><text:span text:style-name="T11"><text:tab/><text:tab/>-&gt; Contact to water on ground causes lethal damage (3HP).</text:span></text:p>
      <text:p text:style-name="P3"><text:span text:style-name="T12"/></text:p>
      <text:p text:style-name="P3"><text:span text:style-name="T13">Story: (setup conditions) -&gt; Type: Linear</text:span></text:p>
      <text:p text:style-name="P3"><text:span text:style-name="T13">Room: Same as Benchmark 3 in KBencher8.0+</text:span></text:p>
      <text:p text:style-name="P3"><text:span text:style-name="T14">October, 2022. Player is up all night working on a SIAT/CMPT project. Very tired and stressed out.(Environment: Dark and gloomy with user focused on bright monitor working, Camera: 45D pointed at player; Controls inactive). As the player games, footstep sounds are heard &lt;TAPPP (freq range: 125-400Hz&gt; and creaks. “Go away. I’m busy.” (Camera: First person, required to look right and left). They look right, light flashes (similar to lightning). They look left, at the window. A crash of lightning comes down and illuminates the area. A buzz and crackle emerges from the computer and the computer flickers before suddenly losing power. “Ahh crap. The power must’ve went out” “Damn. Just when I’m almost done. ” “Let me turn on the lights to check” (Onscreen:</text:span></text:p>
      <text:p text:style-name="P3"><text:span text:style-name="T15"/></text:p>
      <text:p text:style-name="P3"><text:span text:style-name="T16">PC Mode:</text:span></text:p>
      <text:p text:style-name="P3"><text:span text:style-name="T17"/></text:p>
      <text:p text:style-name="P3"><text:span text:style-name="T18"><text:s text:c="5"/>[W]<text:s text:c="27"/>|<text:s text:c="25"/>|</text:span></text:p>
      <text:p text:style-name="P3"><text:span text:style-name="T18">[A] [S] [D]<text:s text:c="21"/>-<text:s text:c="2"/>-<text:s text:c="21"/>( | )<text:s text:c="2"/></text:span></text:p>
      <text:p text:style-name="P3"><text:span text:style-name="T18"><text:s text:c="37"/>|<text:s text:c="23"/>( |)</text:span></text:p>
      <text:p text:style-name="P3"><text:span text:style-name="T19"/></text:p>
      <text:p text:style-name="P3"><text:span text:style-name="T20">Movement<text:s text:c="46"/>Look</text:span></text:p>
      <text:p text:style-name="P3"><text:span text:style-name="T21"/></text:p>
      <text:p text:style-name="P3"><text:span text:style-name="T22">Mobile (Min Spec: iPhone 6S+ or S7):</text:span></text:p>
      <text:p text:style-name="P3"><text:span text:style-name="T23"/></text:p>
      <text:p text:style-name="P3"><text:span text:style-name="T23"/></text:p>
      <text:p text:style-name="P3"><text:span text:style-name="T24"><text:s text:c="3"/>( @ )<text:s text:c="21"/>( @ )</text:span></text:p>
      <text:p text:style-name="P3"><text:span text:style-name="T25"/></text:p>
      <text:p text:style-name="P3"><text:span text:style-name="T26">Movement<text:s text:c="46"/>Look</text:span></text:p>
      <text:p text:style-name="P3"><text:span text:style-name="T27"/></text:p>
      <text:p text:style-name="P3"><text:span text:style-name="T28">Objective Screen (Pause Menu):</text:span></text:p>
      <text:p text:style-name="P4"><text:span text:style-name="T28">Turn the lights on.</text:span></text:p>
      <text:p text:style-name="P5"><text:span text:style-name="T29"/></text:p>
      <text:p text:style-name="P5"><text:span text:style-name="T30">)</text:span></text:p>
      <text:p text:style-name="P5"><text:span text:style-name="T31"/></text:p>
      <text:p text:style-name="P5"><text:span text:style-name="T32">Player moves to the light switch to test. When he flicks the switch, a slamming door is heard. “What the...” “Weird, who could be home during this hour?” The switch doesn’t work after clicking. Then, he opens the door, but it won’t budge. “What is this? The lock’s not engaged.” "Am I that tired?" "I know that ghosts of Halloween target those that are vulnerable and fatigued..., trick or treaters are not targeted as they move a lot. But my brain is also moving from all this work." &lt;Open door. Click click!&gt; "Hey! Let me out! I have work to do!" &lt;Whoosh sounds&gt; “Brrrr! Whyyyy doess itt ffffeeel sususussusooo kkkkkkaccooold?” “OOOOOOOkay, whoever you are. I’m not playing around anymore. I swear I have a crowbar around here somewhere...” </text:span></text:p>
      <text:p text:style-name="P5"><text:span text:style-name="T33"/></text:p>
      <text:p text:style-name="P5"><text:span text:style-name="T33"/></text:p>
      <text:p text:style-name="P5"><text:span text:style-name="T34">Objective Screen (Pause Menu):</text:span></text:p>
      <text:p text:style-name="P6"><text:span text:style-name="T34">Turn the lights on. &lt;COMPLETE&gt;</text:span></text:p>
      <text:p text:style-name="P6"><text:span text:style-name="T34">Look around the room for a crowbar and flashlight.</text:span></text:p>
      <text:p text:style-name="P7"><text:span text:style-name="T35"/></text:p>
      <text:p text:style-name="P7"><text:span text:style-name="T36">)</text:span></text:p>
      <text:p text:style-name="P7"><text:span text:style-name="T37"/></text:p>
      <text:p text:style-name="P7"><text:span text:style-name="T38">Environment: Room with lightning flashes every few seconds.</text:span></text:p>
      <text:p text:style-name="P7"><text:span text:style-name="T39"/></text:p>
      <text:p text:style-name="P7"><text:span text:style-name="T40">Searchable locations: </text:span></text:p>
      <text:p text:style-name="P7"><text:span text:style-name="T40">- Table (phone, computer equipment, flashlight, random assorted items in drawers)</text:span></text:p>
      <text:p text:style-name="P7"><text:span text:style-name="T40"/></text:p>
      <text:p text:style-name="P7"><text:span text:style-name="T40">Collect phone. Player turns on phone, but no response (NO SIGNAL.)</text:span></text:p>
      <text:p text:style-name="P7"><text:span text:style-name="T40">"Well this sucks."</text:span></text:p>
      <text:p text:style-name="P7"><text:span text:style-name="T40">- Clothing drawers (Lizardman head from P2 “Am I seeing things?”)</text:span></text:p>
      <text:p text:style-name="P7"><text:span text:style-name="T40">- Closet (Crowbar -&gt; “Ahh, the trusty crowbar. Even Gordon would be proud.”)</text:span></text:p>
      <text:p text:style-name="P7"><text:span text:style-name="T41"/></text:p>
      <text:p text:style-name="P7"><text:span text:style-name="T42">(Solution: Crowbar in closet)</text:span></text:p>
      <text:p text:style-name="P7"><text:span text:style-name="T43"/></text:p>
      <text:p text:style-name="P7"><text:span text:style-name="T44">Objective Screen (Pause Menu):</text:span></text:p>
      <text:p text:style-name="P8"><text:span text:style-name="T44">Turn the lights on. &lt;COMPLETE&gt;</text:span></text:p>
      <text:p text:style-name="P8"><text:span text:style-name="T44">Look around the room for a crowbar. &lt;COMPLETE&gt;</text:span></text:p>
      <text:p text:style-name="P8"><text:span text:style-name="T44">Break the door.</text:span></text:p>
      <text:p text:style-name="P9"><text:span text:style-name="T45"/></text:p>
      <text:p text:style-name="P9"><text:span text:style-name="T46">)</text:span><text:span text:style-name="T47"><text:s text:c="2"/></text:span></text:p>
      <text:p text:style-name="P9"><text:span text:style-name="T48"/></text:p>
      <text:p text:style-name="P9"><text:span text:style-name="T49">The player walks to the door and prys it open with the crowbar. Door forcefully opens.</text:span></text:p>
      <text:p text:style-name="P9"><text:span text:style-name="T49">&lt;Whoosh sound&gt; Player walks outside of room. &lt;Door slamming sound&gt; “Well looks like I’ll be out for a while...” “Gotta fix the power first.” </text:span></text:p>
      <text:p text:style-name="P9"><text:span text:style-name="T49">// Seriously, the seller told me that this house is lightning proof. There’s even a lightning rod outside for fucks sakes”. //</text:span></text:p>
      <text:p text:style-name="P9"><text:span text:style-name="T50"/></text:p>
      <text:p text:style-name="P9"><text:span text:style-name="T50"/></text:p>
      <text:p text:style-name="P9"><text:span text:style-name="T50"/></text:p>
      <text:p text:style-name="P9"><text:span text:style-name="T50"/></text:p>
      <text:p text:style-name="P10"><text:span text:style-name="T51">SCROLL UP OR DOWN TO CHANGE TOOL.</text:span></text:p>
      <text:p text:style-name="P10"><text:span text:style-name="T52"/></text:p>
      <text:p text:style-name="P10"><text:span text:style-name="T52"/></text:p>
      <text:p text:style-name="P11"><text:span text:style-name="T53">[Reload Symbol]</text:span></text:p>
      <text:p text:style-name="P12"><text:span text:style-name="T54"/></text:p>
      <text:p text:style-name="P13"><text:span text:style-name="T54"/></text:p>
      <text:p text:style-name="P13"><text:span text:style-name="T54"/></text:p>
      <text:p text:style-name="P13"><text:span text:style-name="T55">Objective Screen (Pause Menu):</text:span></text:p>
      <text:p text:style-name="P14"><text:span text:style-name="T55">Turn the lights on. &lt;COMPLETE&gt;</text:span></text:p>
      <text:p text:style-name="P14"><text:span text:style-name="T55">Look around the room for a crowbar. &lt;COMPLETE&gt;</text:span></text:p>
      <text:p text:style-name="P14"><text:span text:style-name="T55">Break the door. &lt;COMPLETE&gt;</text:span></text:p>
      <text:p text:style-name="P14"><text:span text:style-name="T55">Find the circuit switcher box.</text:span></text:p>
      <text:p text:style-name="P15"><text:span text:style-name="T56"/></text:p>
      <text:p text:style-name="P15"><text:span text:style-name="T57">)</text:span><text:span text:style-name="T58"><text:s/></text:span></text:p>
      <text:p text:style-name="P15"><text:span text:style-name="T59"/></text:p>
      <text:p text:style-name="P15"><text:span text:style-name="T60">Searchable locations: </text:span></text:p>
      <text:p text:style-name="P15"><text:span text:style-name="T60">- Player’s Bedroom (Inaccessible)</text:span></text:p>
      <text:p text:style-name="P15"><text:span text:style-name="T60">- Bedroom 1 (Locked)</text:span></text:p>
      <text:p text:style-name="P15"><text:span text:style-name="T60">- Bedroom 2 (Locked)</text:span></text:p>
      <text:p text:style-name="P15"><text:span text:style-name="T60">- Downstairs (Required) -&gt; Sound_Devices -&gt; Creaking sounds and cracking wood</text:span></text:p>
      <text:p text:style-name="P15"><text:span text:style-name="T60">- Balcony:</text:span></text:p>
      <text:p text:style-name="P15"><text:span text:style-name="T60"><text:tab/>-&gt; "Ah shit. There's no way I'll be able to escape with all these zombies outside. I presume that the ghost is doing this so I can't leave or contact for help. With no power, all I can do is yell and hope someone comes to me..." </text:span></text:p>
      <text:p text:style-name="P15"><text:span text:style-name="T61"/></text:p>
      <text:p text:style-name="P15"><text:span text:style-name="T62">After arriving downstairs, doors randomly open and close. As the player walks towards the living room, the TV suddenly turns on and at max volume, but cannot be controlled. The fan would randomly turn on and off. The room is dark though. &lt;Ghost laughing sound&gt; &lt;Whoosh!&gt; As the player enters the kitchen, lights flicker on and off. Tapping is heard from behind. The tap turns on by itself and sometimes the dishwasher will switch on. You will hear scary sounds near the sink. Following the path to the end leads to a toilet after the bedroom. Underneath a rug is locked basement access. You need to find the combination. "Crap. I left the combination stored in my computer." "With these weird power issues, it's impossible to recover the code at this point." lights flash in a weird way. three flashes, then a pause. five flashes then a pause. three flashes then a pause. seven flashes, then a pause. (3537). "Wait, why are the light flashing in this way? Why does the ghost know my code?" &lt;Ghost whoosh!&gt; Enter basement.</text:span></text:p>
      <text:p text:style-name="P15"><text:span text:style-name="T62">Near the power box is water dripping downwards and a large pool of water. The box is damaged and sparks arounds the water. "I need to clean this up first, but safely." "I cannot touch the water or use any rags." "If I do, I may die." </text:span></text:p>
      <text:p text:style-name="P15"><text:span text:style-name="T63"/></text:p>
      <text:p text:style-name="P15"><text:span text:style-name="T64">"I have two options. I can activate the water drainage system in this basement to drain out the water. The backup generator is in the backyard. I have to find it and it is not easy. Also, with the ghost around, who knows if there are any more scary things around..."</text:span></text:p>
      <text:p text:style-name="P15"><text:span text:style-name="T64"><text:tab/>-&gt; Go outside to backyard:</text:span></text:p>
      <text:p text:style-name="P15"><text:span text:style-name="T64"><text:tab/><text:tab/>-&gt; "This is not going to easy. These zombies are going to be hell."</text:span></text:p>
      <text:p text:style-name="P15"><text:span text:style-name="T64"><text:tab/><text:tab/><text:tab/>-&gt; "Luckily, I have this trusty crowbar that may make my <text:tab/><text:tab/><text:tab/><text:tab/>life easier"</text:span></text:p>
      <text:p text:style-name="P15"><text:span text:style-name="T65"/></text:p>
      <text:p text:style-name="P15"><text:span text:style-name="T65"/></text:p>
      <text:p text:style-name="P15"><text:span text:style-name="T66">"The other option is to get a water bucket and a siphon and attempt to suck out all the water. Very time consuming (10x), but much safer than going out to the backyard. It's up to me."</text:span></text:p>
      <text:p text:style-name="P15"><text:span text:style-name="T66"><text:tab/>-&gt; Go to closet. get water bucket.</text:span></text:p>
      <text:p text:style-name="P15"><text:span text:style-name="T66"><text:tab/><text:tab/>-&gt; "Water bucket get. I hate doing this, but I much rather survive."</text:span></text:p>
      <text:p text:style-name="P15"><text:span text:style-name="T66"><text:tab/><text:tab/>"Now I need to get the siphon. I haven't used that thing in years ever since I had to siphon gas out of my car for emergency purposes. I recall, is it in the garage or the attic?"</text:span></text:p>
      <text:p text:style-name="P15"><text:span text:style-name="T66"><text:tab/><text:tab/>-&gt; Garage (25%):</text:span></text:p>
      <text:p text:style-name="P15"><text:span text:style-name="T66"><text:tab/><text:tab/><text:tab/>-&gt; "Why is the door open? I don't recall leaving it open."</text:span></text:p>
      <text:p text:style-name="P15"><text:span text:style-name="T66"><text:tab/><text:tab/><text:tab/>-&gt; (Siphon in garage)"Also why does this zombie have this <text:tab/><text:tab/><text:tab/><text:tab/><text:tab/>siphon?"</text:span></text:p>
      <text:p text:style-name="P15"><text:span text:style-name="T66"><text:tab/><text:tab/><text:tab/><text:tab/>-&gt; "Finally got the siphon. Lets go clean that mess."</text:span></text:p>
      <text:p text:style-name="P15"><text:span text:style-name="T67"/></text:p>
      <text:p text:style-name="P15"><text:span text:style-name="T68"><text:tab/><text:tab/>-&gt; Attic (75%):</text:span></text:p>
      <text:p text:style-name="P15"><text:span text:style-name="T68"><text:tab/><text:tab/><text:tab/>-&gt; "How did a zombie get up here? Man this place is a <text:tab/><text:tab/><text:tab/><text:tab/><text:s text:c="4"/>mess."</text:span></text:p>
      <text:p text:style-name="P15"><text:span text:style-name="T68"><text:tab/><text:tab/><text:tab/>-&gt; "Finally got the siphon. Lets go clean that mess."</text:span></text:p>
      <text:p text:style-name="P15"><text:span text:style-name="T69"/></text:p>
      <text:p text:style-name="P15"><text:span text:style-name="T70">Objective Screen (Pause Menu):</text:span></text:p>
      <text:p text:style-name="P16"><text:span text:style-name="T70">Turn the lights on. &lt;COMPLETE&gt;</text:span></text:p>
      <text:p text:style-name="P16"><text:span text:style-name="T70">Look around the room for a crowbar. &lt;COMPLETE&gt;</text:span></text:p>
      <text:p text:style-name="P16"><text:span text:style-name="T70">Break the door. &lt;COMPLETE&gt;</text:span></text:p>
      <text:p text:style-name="P16"><text:span text:style-name="T70">Find the circuit switcher box. &lt;COMPLETE&gt;</text:span></text:p>
      <text:p text:style-name="P16"><text:span text:style-name="T70">Find a way to clear the water near the box.</text:span></text:p>
      <text:p text:style-name="P17"><text:span text:style-name="T71"/></text:p>
      <text:p text:style-name="P17"><text:span text:style-name="T72">)</text:span><text:span text:style-name="T73"><text:s/></text:span></text:p>
      <text:p text:style-name="P17"><text:span text:style-name="T74"/></text:p>
      <text:p text:style-name="P17"><text:span text:style-name="T74"/></text:p>
      <text:p text:style-name="P17"><text:span text:style-name="T74"/></text:p>
      <text:p text:style-name="P17"><text:span text:style-name="T75">If the player chooses the drainage option:</text:span></text:p>
      <text:p text:style-name="P17"><text:span text:style-name="T75"><text:tab/>-&gt; Enter basement. "Now I need to flick the switch to turn the drainage option on." &lt;Click!&gt; &lt;Whirring sound... Water drains at a rapid pace&gt;</text:span></text:p>
      <text:p text:style-name="P17"><text:span text:style-name="T76"/></text:p>
      <text:p text:style-name="P17"><text:span text:style-name="T77">If the player chooses the bucket option:</text:span></text:p>
      <text:p text:style-name="P17"><text:span text:style-name="T77"><text:tab/>-&gt; Enter basement. "Alright I need to put the bucket somewhere. Anywhere will do"</text:span></text:p>
      <text:p text:style-name="P18"><text:span text:style-name="T77">LMB SIPHON WATER | RMB DRAIN WATER</text:span></text:p>
      <text:p text:style-name="P18"><text:span text:style-name="T77"><text:tab/><text:tab/><text:tab/>(Siphon Icon | Water dripping out of siphon icon)</text:span></text:p>
      <text:p text:style-name="P19"><text:span text:style-name="T78"/></text:p>
      <text:p text:style-name="P19"><text:span text:style-name="T78"/></text:p>
      <text:p text:style-name="P19"><text:span text:style-name="T79"><text:tab/>-&gt; Open the electrical box. Interact with one of the switches. The switch sparks and the player jumps back. "Woah. There's more than meets the eye." "I'll need to try to fix this somehow. The garage should have a repair kit that I need" </text:span></text:p>
      <text:p text:style-name="P19"><text:span text:style-name="T80"/></text:p>
      <text:p text:style-name="P19"><text:span text:style-name="T81">Objective Screen (Pause Menu):</text:span></text:p>
      <text:p text:style-name="P20"><text:span text:style-name="T81">Turn the lights on. &lt;COMPLETE&gt;</text:span></text:p>
      <text:p text:style-name="P20"><text:span text:style-name="T81">Look around the room for a crowbar. &lt;COMPLETE&gt;</text:span></text:p>
      <text:p text:style-name="P20"><text:span text:style-name="T81">Break the door. &lt;COMPLETE&gt;</text:span></text:p>
      <text:p text:style-name="P20"><text:span text:style-name="T81">Find the circuit switcher box. &lt;COMPLETE&gt;</text:span></text:p>
      <text:p text:style-name="P20"><text:span text:style-name="T81">Find a way to clear the water near the box. &lt;COMPLETE&gt;</text:span></text:p>
      <text:p text:style-name="P20"><text:span text:style-name="T81">Fix the electrical wiring in the box.</text:span></text:p>
      <text:p text:style-name="P21"><text:span text:style-name="T82"/></text:p>
      <text:p text:style-name="P21"><text:span text:style-name="T83">)</text:span><text:span text:style-name="T84"><text:s/></text:span></text:p>
      <text:p text:style-name="P21"><text:span text:style-name="T85"/></text:p>
      <text:p text:style-name="P21"><text:span text:style-name="T85"/></text:p>
      <text:p text:style-name="P21"><text:span text:style-name="T86">Player goes to garage. Near the workbench is a repair kit. The player gain five items in inventory (screwdriver, cutters, prying tool, wires, hardhat).</text:span></text:p>
      <text:p text:style-name="P21"><text:span text:style-name="T86">Player goes back to basement. "I need to open up that box somehow" Player uses screwdriver on the four screws on the box to open it. "It's stuck. Use prying tool to unjam the cover and get it out of the way" Use prying tool on the sides to pry it open. "Before I touch this, I need to shut the power from the box. The red switch should do it." <text:line-break/></text:span></text:p>
      <text:p text:style-name="P21"><text:span text:style-name="T86">&lt;General Failure: Zapping sound and red screen flash&gt;</text:span></text:p>
      <text:p text:style-name="P21"><text:span text:style-name="T87"/></text:p>
      <text:p text:style-name="P21"><text:span text:style-name="T88">"Now I use the wire tool to reconnect the wires properly."<text:tab/></text:span></text:p>
      <text:p text:style-name="P21"><text:span text:style-name="T89"/></text:p>
      <text:p text:style-name="P21"><text:span text:style-name="T90">"Now flick the switch back on!"</text:span></text:p>
      <text:p text:style-name="P21"><text:span text:style-name="T91"/></text:p>
      <text:p text:style-name="P21"><text:span text:style-name="T92">&lt;The basement fully lights up.&gt; "Perfect! I'll check to see if the power is restored."</text:span></text:p>
      <text:p text:style-name="P21"><text:span text:style-name="T93"/></text:p>
      <text:p text:style-name="P21"><text:span text:style-name="T94">Player exits the basement and see that the lights are flickering rapidly and appliances are behaving erratically. "What the... " &lt;Ghost laughs&gt; "I need to find a way to erraticate this ghost and fast."</text:span></text:p>
      <text:p text:style-name="P21"><text:span text:style-name="T95"/></text:p>
      <text:p text:style-name="P21"><text:span text:style-name="T96">&lt;Freeze mode active&gt;</text:span></text:p>
      <text:p text:style-name="P21"><text:span text:style-name="T97"/></text:p>
      <text:p text:style-name="P21"><text:span text:style-name="T98">Objective Screen (Pause Menu):</text:span></text:p>
      <text:p text:style-name="P22"><text:span text:style-name="T98">Turn the lights on. &lt;COMPLETE&gt;</text:span></text:p>
      <text:p text:style-name="P22"><text:span text:style-name="T98">Look around the room for a crowbar. &lt;COMPLETE&gt;</text:span></text:p>
      <text:p text:style-name="P22"><text:span text:style-name="T98">Break the door. &lt;COMPLETE&gt;</text:span></text:p>
      <text:p text:style-name="P22"><text:span text:style-name="T98">Find the circuit switcher box. &lt;COMPLETE&gt;</text:span></text:p>
      <text:p text:style-name="P22"><text:span text:style-name="T98">Find a way to clear the water near the box. &lt;COMPLETE&gt;</text:span></text:p>
      <text:p text:style-name="P22"><text:span text:style-name="T98">Fix the electrical wiring in the box. &lt;COMPLETE&gt;</text:span></text:p>
      <text:p text:style-name="P22"><text:span text:style-name="T98">Erradicate the ghost.</text:span></text:p>
      <text:p text:style-name="P23"><text:span text:style-name="T99"/></text:p>
      <text:p text:style-name="P23"><text:span text:style-name="T100">)</text:span><text:span text:style-name="T101"><text:s/></text:span></text:p>
      <text:p text:style-name="P23"><text:span text:style-name="T102"/></text:p>
      <text:p text:style-name="P23"><text:span text:style-name="T102"/></text:p>
      <text:p text:style-name="P23"><text:span text:style-name="T103">Player finds a note underneath a power socket:</text:span></text:p>
      <text:p text:style-name="P23"><text:span text:style-name="T103">"Hey Jack. If you are reading this, I think you are haunted by the ghost. Theres no reason to head down to the basement otherwise. The ghost, his name I believe is "Lack". He hates this name, don't call him that. Anyway, he likes to target people that are weak and vulnerable at Halloween. If you are targetted, he will haunt you for at least 7 days, even after Halloween, but not to worry. The ghost hates extremely bright lights and gets dazzled by them. Also, if the basement is fully active, the ghost won't dare enter it. Bright lights hurt it. </text:span></text:p>
      <text:p text:style-name="P23"><text:span text:style-name="T104"/></text:p>
      <text:p text:style-name="P23"><text:span text:style-name="T105">I have been targetted by the ghost before and it sucks. I think you're wondering how we can defeat it. Well, all power outlets are possessed by the ghost once the ghost captures a building so we won't find any luck attempting to plug anything in. But, the power outlet in the basement is unaffected by the ghost as it is sealed. Go to the closet and find extension cords and place them near the main spaces. Be careful though. The ghost loves to cast freezing effects near the main areas and you might get killed by the ghost if you are too cold. Being too cold also makes you slower. Once you cannot move, you might as well consider yourself dead. If you feel that you may be freezing, go to the basement. It has heaters built in that warm you up.</text:span></text:p>
      <text:p text:style-name="P23"><text:span text:style-name="T106"/></text:p>
      <text:p text:style-name="P23"><text:span text:style-name="T107">After the extension cords are set up, you need to go to the hidden closet of each room in the house and find a floodlight. These lights are so powerful that they cause temporary blindness so be careful. You may be wondering why I didn't just put all of them in the main closet. Well, they are too big to put together and also if ghost extermination devices are bunched up together, it may make the ghost suspicious and likely to destroy the lights.</text:span></text:p>
      <text:p text:style-name="P23"><text:span text:style-name="T108"/></text:p>
      <text:p text:style-name="P23"><text:span text:style-name="T109">Connect the floodlights to each of the plugs in the extension cord and go back in the basement and flick the switch in the box to off (Yes I know it's stupid, but it is how the wiring is set up). The floodlights should damage the ghost enough if set up properly and make the ghost flee the area. Any zombies that are around should disappear as well. Once the ghost flees, power should be restored and everything should go back to normal. Just be careful next time.</text:span></text:p>
      <text:p text:style-name="P23"><text:span text:style-name="T110"/></text:p>
      <text:p text:style-name="P23"><text:span text:style-name="T111">If you are concerned that the ghost may be able to read this, don't worry. The ghost can't read. He's a lacker after all.</text:span></text:p>
      <text:p text:style-name="P23"><text:span text:style-name="T112"/></text:p>
      <text:p text:style-name="P23"><text:span text:style-name="T113">Good luck,</text:span></text:p>
      <text:p text:style-name="P23"><text:span text:style-name="T114"/></text:p>
      <text:p text:style-name="P23"><text:span text:style-name="T115">Jean"</text:span></text:p>
      <text:p text:style-name="P23"><text:span text:style-name="T116"/></text:p>
      <text:p text:style-name="P23"><text:span text:style-name="T116">[Checkpoint]</text:span></text:p>
      <text:p text:style-name="P23"><text:span text:style-name="T116"/></text:p>
      <text:p text:style-name="P23"><text:span text:style-name="T117">"Lacker, huh?"</text:span></text:p>
      <text:p text:style-name="P23"><text:span text:style-name="T118"/></text:p>
      <text:p text:style-name="P23"><text:span text:style-name="T119">"Okay. Find the extension cord, floodlights and plug them in and flick the switch. Watch for signs of freezing. Got it. Sounds simple to me."</text:span></text:p>
      <text:p text:style-name="P23"><text:span text:style-name="T120"/></text:p>
      <text:p text:style-name="P23"><text:span text:style-name="T121">Objective Screen (Pause Menu):</text:span></text:p>
      <text:p text:style-name="P24"><text:span text:style-name="T121">Turn the lights on. &lt;COMPLETE&gt;</text:span></text:p>
      <text:p text:style-name="P24"><text:span text:style-name="T121">Look around the room for a crowbar. &lt;COMPLETE&gt;</text:span></text:p>
      <text:p text:style-name="P24"><text:span text:style-name="T121">Break the door. &lt;COMPLETE&gt;</text:span></text:p>
      <text:p text:style-name="P24"><text:span text:style-name="T121">Find the circuit switcher box. &lt;COMPLETE&gt;</text:span></text:p>
      <text:p text:style-name="P24"><text:span text:style-name="T121">Find a way to clear the water near the box. &lt;COMPLETE&gt;</text:span></text:p>
      <text:p text:style-name="P24"><text:span text:style-name="T121">Fix the electrical wiring in the box. &lt;COMPLETE&gt;</text:span></text:p>
      <text:p text:style-name="P24"><text:span text:style-name="T121">Get extension cords from the main closet.</text:span></text:p>
      <text:p text:style-name="P24"><text:span text:style-name="T121">Get floodlights.</text:span></text:p>
      <text:p text:style-name="P24"><text:span text:style-name="T121">Set up the floodlights.</text:span></text:p>
      <text:p text:style-name="P24"><text:span text:style-name="T121">Connect floodlights to power.</text:span></text:p>
      <text:p text:style-name="P25"><text:span text:style-name="T122"/></text:p>
      <text:p text:style-name="P25"><text:span text:style-name="T123">)</text:span><text:span text:style-name="T124"><text:s/></text:span></text:p>
      <text:p text:style-name="P25"><text:span text:style-name="T125"/></text:p>
      <text:p text:style-name="P25"><text:span text:style-name="T126">For each room, there is a 40% (20% in Reduced) chance of the ghost occuping it. You will hear a whooshing sound following by a shiver from the character. In these cases, the player will perish in 25 seconds. Player will say these lines (once, at random):</text:span></text:p>
      <text:p text:style-name="P25"><text:span text:style-name="T126">"Whawawawwawhy is it ssssssooo cold all ooffff aaaa suddddennn?"</text:span></text:p>
      <text:p text:style-name="P25"><text:span text:style-name="T127"/></text:p>
      <text:p text:style-name="P25"><text:span text:style-name="T127"/></text:p>
      <text:p text:style-name="P25"><text:span text:style-name="T128">Random objects may suddenly move or bolt forward in the room determined by a 65% chance.</text:span></text:p>
      <text:p text:style-name="P25"><text:span text:style-name="T129"/></text:p>
      <text:p text:style-name="P25"><text:span text:style-name="T130">Zombie sounds may be heard from some rooms. (14% chance)</text:span></text:p>
      <text:p text:style-name="P25"><text:span text:style-name="T131"/></text:p>
      <text:p text:style-name="P25"><text:span text:style-name="T132">Ghost sounds may be heard through (40% chance) while outside of the basement.</text:span></text:p>
      <text:p text:style-name="P25"><text:span text:style-name="T133"/></text:p>
      <text:p text:style-name="P25"><text:span text:style-name="T134">Electronics may flicker or randomly turn on and off (35% chance without TV, 65% with TV)</text:span></text:p>
      <text:p text:style-name="P25"><text:span text:style-name="T135"/></text:p>
      <text:p text:style-name="P25"><text:span text:style-name="T136">"LAAAACCCCKKKKEEEERRRR!!!!" may be heard at times.</text:span></text:p>
      <text:p text:style-name="P25"><text:span text:style-name="T137"/></text:p>
      <text:p text:style-name="P25"><text:span text:style-name="T137"/></text:p>
      <text:p text:style-name="P25"><text:span text:style-name="T137">Once the player places the lights in the right spots and activates the switch in the basement. The basement goes dark, and the house gets extremely bright. The ghost screams in agony as the lights do critical damage to it. Then the lights go out. &lt;Ghost: "You will pay for this!!!! I will destroy you!"&gt; </text:span></text:p>
      <text:p text:style-name="P25"><text:span text:style-name="T137"/></text:p>
      <text:p text:style-name="P25"><text:span text:style-name="T137">Phone rings. Player answers it.</text:span></text:p>
      <text:p text:style-name="P25"><text:span text:style-name="T137"/></text:p>
      <text:p text:style-name="P25"><text:span text:style-name="T137">"I heard the ghost's screams. It was really loud. I think you were trying to erradicate the ghost right? Given how little signal you've got, I'm glad that I can finally contact you."</text:span></text:p>
      <text:p text:style-name="P25"><text:span text:style-name="T137">"Anyways, most ghosts would flee given how deadly the lights were, but I think you aggro'd the ghost instead. "I guess he is called a Lacker for a reason. He could've escaped but decided on this anyway." He is critically wounded and visible to the naked eye. The ghost will hunt and try to kill you. However, the ghost can only lock on to what is directly in front of it. As long you are out of its line of sight, you should be good."</text:span></text:p>
      <text:p text:style-name="P25"><text:span text:style-name="T137">"If you do get caught by the ghost, dazzle it with your flashlight. It slows it down but only for a little bit."</text:span></text:p>
      <text:p text:style-name="P25"><text:span text:style-name="T137">"So how do you escape? Well there are three ways to do it:"</text:span></text:p>
      <text:p text:style-name="P25"><text:span text:style-name="T137"><text:tab/>-&gt; Garden:</text:span></text:p>
      <text:p text:style-name="P25"><text:span text:style-name="T137"><text:tab/><text:tab/>-&gt; "A few years ago, my dog, his name was "Bobby" was digging up bones and stuff and was able to accidently create a tunnel out of this neighbourhood. I have no idea where it is as I covered it a long while ago, but maybe some digging could get you somewhere. Be careful tho, zombies may spawn and the ghost may check the area. Ghosts cannot see through shrubs but zombies can. Once you tunnel out of this neighbourhood, lay low and avoid provoking any zombies. They run faster that you can and will maul you to bits. Hide in bushes and behind walls to avoid their line of sight. Sneak around them when the opportunity arrises."</text:span></text:p>
      <text:p text:style-name="P25"><text:span text:style-name="T137"><text:tab/>-&gt; Attic:</text:span></text:p>
      <text:p text:style-name="P25"><text:span text:style-name="T137"><text:tab/><text:tab/>-&gt; The ghost has seized many forms of electronic access. You already know that mains power doesn't work. There is a spot near one of the corners in the attic that I believe the ghost hasn't controlled yet. There should be enough reception to allow for sending coordinates to your location. However, by enough I mean dialup speeds. It will take about 2 minutes to fully send the data to our location and it cannot be stopped. If the ghost seizes the device, you'll have to take another route. That means drop the device near the corner and distract the ghost someway. You can drop objects in rooms to make noise and divert the ghost to that location, but be careful. If he sees you, it's game over. Once the data is sent, get the phone and head back to the basement and lay low while I come and get you out of there.</text:span></text:p>
      <text:p text:style-name="P25"><text:span text:style-name="T137"><text:tab/>-&gt; Eliminate the ghost:</text:span></text:p>
      <text:p text:style-name="P25"><text:span text:style-name="T137"><text:tab/><text:tab/>-&gt; We can lure the ghost into the basement and set up a light based trap to completely destory it. For this we need to retrieve the destroyed floodlights and repair them with the functional lights from the kitchen, garage opener, living room and chandelier. We will aim the lights in a crosshair like way to ensure every inch of the ghost is covered. Then get the backup generator from the garden, bring it down and reconnect it to our trap. Finally, lure the ghost toward the trap and flick the switch on the generator to erase it from the world.</text:span></text:p>
      <text:p text:style-name="P25"><text:span text:style-name="T137"/></text:p>
      <text:p text:style-name="P25"><text:span text:style-name="T137">"All are great escape methods and it's up to you which one you want to try. Anyways, good luck and see you on the other side."</text:span></text:p>
      <text:p text:style-name="P25"><text:span text:style-name="T137"/></text:p>
      <text:p text:style-name="P25"><text:span text:style-name="T137">[Checkpoint]</text:span></text:p>
      <text:p text:style-name="P25"><text:span text:style-name="T137"/></text:p>
      <text:p text:style-name="P26"><text:span text:style-name="T138">Objective Screen (Pause Menu):</text:span></text:p>
      <text:p text:style-name="P27"><text:span text:style-name="T138">Garden Route:</text:span></text:p>
      <text:p text:style-name="P27"><text:span text:style-name="T138">Find the covered tunnel.</text:span></text:p>
      <text:p text:style-name="P27"><text:span text:style-name="T138">Attic Route:</text:span></text:p>
      <text:p text:style-name="P27"><text:span text:style-name="T138">Navigate to the attic.</text:span></text:p>
      <text:p text:style-name="P27"><text:span text:style-name="T138">Elimination Route:</text:span></text:p>
      <text:p text:style-name="P27"><text:span text:style-name="T138">Retrieve the damaged floodlights.</text:span></text:p>
      <text:p text:style-name="P27"><text:span text:style-name="T138"/></text:p>
      <text:p text:style-name="P28"><text:span text:style-name="T139"/></text:p>
      <text:p text:style-name="P28"><text:span text:style-name="T140">)</text:span><text:span text:style-name="T141"><text:s/></text:span></text:p>
      <text:p text:style-name="P29"><text:span text:style-name="T142"/></text:p>
      <text:p text:style-name="P29"><text:span text:style-name="T143">If Garden:</text:span></text:p>
      <text:p text:style-name="P29"><text:span text:style-name="T143">Upon Entry: "Looks like more zombies to clear out!"</text:span><text:span text:style-name="T144"/></text:p>
      <text:p text:style-name="P29"><text:span text:style-name="T144">Player goes to Garden and discovers a dirt patch different from the rest of the terrain.</text:span></text:p>
      <text:p text:style-name="P29"><text:span text:style-name="T144">"Hmmm, seems sus here. I'll try digging here."</text:span></text:p>
      <text:p text:style-name="P29"><text:span text:style-name="T144"/></text:p>
      <text:p text:style-name="P30"><text:span text:style-name="T145">Objective Screen (Pause Menu):</text:span></text:p>
      <text:p text:style-name="P31"><text:span text:style-name="T145">Garden Route:</text:span></text:p>
      <text:p text:style-name="P31"><text:span text:style-name="T145">Find the covered tunnel.&lt;COMPLETE&gt;</text:span></text:p>
      <text:p text:style-name="P31"><text:span text:style-name="T145">Retrieve a shovel.</text:span></text:p>
      <text:p text:style-name="P31"><text:span text:style-name="T145"/></text:p>
      <text:p text:style-name="P32"><text:span text:style-name="T146"/></text:p>
      <text:p text:style-name="P32"><text:span text:style-name="T147">)</text:span><text:span text:style-name="T148"><text:s/></text:span></text:p>
      <text:p text:style-name="P33"><text:span text:style-name="T149"/></text:p>
      <text:p text:style-name="P33"><text:span text:style-name="T149">Player retrieves shovel from garage.</text:span></text:p>
      <text:p text:style-name="P34"><text:span text:style-name="T150">Objective Screen (Pause Menu):</text:span></text:p>
      <text:p text:style-name="P35"><text:span text:style-name="T150">Garden Route:</text:span></text:p>
      <text:p text:style-name="P35"><text:span text:style-name="T150">Find the covered tunnel.&lt;COMPLETE&gt;</text:span></text:p>
      <text:p text:style-name="P35"><text:span text:style-name="T150">Retrieve a shovel.&lt;COMPLETE&gt;</text:span></text:p>
      <text:p text:style-name="P35"><text:span text:style-name="T150">Uncover the tunnel.</text:span></text:p>
      <text:p text:style-name="P35"><text:span text:style-name="T150"/></text:p>
      <text:p text:style-name="P36"><text:span text:style-name="T151"/></text:p>
      <text:p text:style-name="P36"><text:span text:style-name="T152">)</text:span><text:span text:style-name="T153"><text:s/></text:span></text:p>
      <text:p text:style-name="P37"><text:span text:style-name="T154"/></text:p>
      <text:p text:style-name="P37"><text:span text:style-name="T154">Player uncovers hidden tunnel entrance. Navigates to the other side of the fence.</text:span></text:p>
      <text:p text:style-name="P38"><text:span text:style-name="T155">Objective Screen (Pause Menu):</text:span></text:p>
      <text:p text:style-name="P39"><text:span text:style-name="T155">Garden Route:</text:span></text:p>
      <text:p text:style-name="P39"><text:span text:style-name="T155">Find the covered tunnel.&lt;COMPLETE&gt;</text:span></text:p>
      <text:p text:style-name="P39"><text:span text:style-name="T155">Retrieve a shovel.&lt;COMPLETE&gt;</text:span></text:p>
      <text:p text:style-name="P39"><text:span text:style-name="T155">Uncover the tunnel. &lt;COMPLETE&gt;</text:span></text:p>
      <text:p text:style-name="P39"><text:span text:style-name="T155">Survive.</text:span></text:p>
      <text:p text:style-name="P39"><text:span text:style-name="T155"/></text:p>
      <text:p text:style-name="P40"><text:span text:style-name="T156"/></text:p>
      <text:p text:style-name="P40"><text:span text:style-name="T157">)</text:span><text:span text:style-name="T158"><text:s/></text:span></text:p>
      <text:p text:style-name="P41"><text:span text:style-name="T159"/></text:p>
      <text:p text:style-name="P41"><text:span text:style-name="T159">[Checkpoint]</text:span></text:p>
      <text:p text:style-name="P41"><text:span text:style-name="T159">"Wow there are a lot of zombies here. They look more deadly than the ones at home"</text:span></text:p>
      <text:p text:style-name="P41"><text:span text:style-name="T159">"I better lay low. I should hide near the walls"</text:span></text:p>
      <text:p text:style-name="P41"><text:span text:style-name="T159"/></text:p>
      <text:p text:style-name="P41"><text:span text:style-name="T159">After escaping. A cutscene plays where a helicopter clears the entire area and ghost with a powerful floodlight and the power is restored.</text:span></text:p>
      <text:p text:style-name="P41"><text:span text:style-name="T160">Garden Route Ending.</text:span><text:span text:style-name="T161"/></text:p>
      <text:p text:style-name="P41"><text:span text:style-name="T161"/></text:p>
      <text:p text:style-name="P41"><text:span text:style-name="T162">If Attic:</text:span><text:span text:style-name="T163"/></text:p>
      <text:p text:style-name="P41"><text:span text:style-name="T163">Upon Entry: "Wow! Slow down there zombie!" (Fast torso zombie in attic).</text:span></text:p>
      <text:p text:style-name="P41"><text:span text:style-name="T163">Located area:</text:span></text:p>
      <text:p text:style-name="P41"><text:span text:style-name="T163"><text:tab/>-&gt; Jean: "Okay, I'll start downloading your coordinates. This will take two minutes. Defend the phone and yourself from the ghost using any means possible"</text:span></text:p>
      <text:p text:style-name="P41"><text:span text:style-name="T163"/></text:p>
      <text:p text:style-name="P42"><text:span text:style-name="T164">Objective Screen (Pause Menu):</text:span></text:p>
      <text:p text:style-name="P43"><text:span text:style-name="T164">Attic Route:</text:span></text:p>
      <text:p text:style-name="P43"><text:span text:style-name="T164">Navigate to the attic. &lt;COMPLETE&gt;</text:span></text:p>
      <text:p text:style-name="P43"><text:span text:style-name="T164">Defend the device from the ghost.</text:span></text:p>
      <text:p text:style-name="P43"><text:span text:style-name="T164"/></text:p>
      <text:p text:style-name="P44"><text:span text:style-name="T165"/></text:p>
      <text:p text:style-name="P44"><text:span text:style-name="T166">)</text:span><text:span text:style-name="T167"><text:s/></text:span></text:p>
      <text:p text:style-name="P45"><text:span text:style-name="T168"/></text:p>
      <text:p text:style-name="P45"><text:span text:style-name="T168">On Failure:</text:span></text:p>
      <text:p text:style-name="P45"><text:span text:style-name="T168"><text:tab/>-&gt; Cell phone: "NO SIGNAL"</text:span></text:p>
      <text:p text:style-name="P45"><text:span text:style-name="T168"><text:tab/></text:span></text:p>
      <text:p text:style-name="P45"><text:span text:style-name="T168"/></text:p>
      <text:p text:style-name="P46"><text:span text:style-name="T169">Objective Screen (Pause Menu):</text:span></text:p>
      <text:p text:style-name="P47"><text:span text:style-name="T169">Attic Route:</text:span></text:p>
      <text:p text:style-name="P47"><text:span text:style-name="T169">Navigate to the attic. &lt;COMPLETE&gt;</text:span></text:p>
      <text:p text:style-name="P47"><text:span text:style-name="T169">Defend the device from the ghost.&lt;FAILED&gt;</text:span></text:p>
      <text:p text:style-name="P47"><text:span text:style-name="T169">Garden Route:</text:span></text:p>
      <text:p text:style-name="P47"><text:span text:style-name="T169">Find the covered tunnel.</text:span></text:p>
      <text:p text:style-name="P47"><text:span text:style-name="T169">Elimination Route:</text:span></text:p>
      <text:p text:style-name="P47"><text:span text:style-name="T169">Retrieve the damaged floodlights.</text:span></text:p>
      <text:p text:style-name="P47"><text:span text:style-name="T169"/></text:p>
      <text:p text:style-name="P47"><text:span text:style-name="T169"/></text:p>
      <text:p text:style-name="P48"><text:span text:style-name="T170"/></text:p>
      <text:p text:style-name="P48"><text:span text:style-name="T171">)</text:span><text:span text:style-name="T172"><text:s/></text:span></text:p>
      <text:p text:style-name="P49"><text:span text:style-name="T173"/></text:p>
      <text:p text:style-name="P49"><text:span text:style-name="T173">On Success:</text:span></text:p>
      <text:p text:style-name="P49"><text:span text:style-name="T173"><text:tab/>-&gt; Cell phone: Jean: "Thanks! Alright, go back to the basement and lay low. I'll get you out in no time."</text:span></text:p>
      <text:p text:style-name="P49"><text:span text:style-name="T173"/></text:p>
      <text:p text:style-name="P50"><text:span text:style-name="T174">Objective Screen (Pause Menu):</text:span></text:p>
      <text:p text:style-name="P51"><text:span text:style-name="T174">Attic Route:</text:span></text:p>
      <text:p text:style-name="P51"><text:span text:style-name="T174">Navigate to the attic. &lt;COMPLETE&gt;</text:span></text:p>
      <text:p text:style-name="P51"><text:span text:style-name="T174">Defend the device from the ghost.&lt;COMPLETE&gt;</text:span></text:p>
      <text:p text:style-name="P51"><text:span text:style-name="T174">Hide in the basement.</text:span></text:p>
      <text:p text:style-name="P51"><text:span text:style-name="T174"/></text:p>
      <text:p text:style-name="P52"><text:span text:style-name="T175"/></text:p>
      <text:p text:style-name="P52"><text:span text:style-name="T176">)</text:span><text:span text:style-name="T177"><text:s/></text:span></text:p>
      <text:p text:style-name="P53"><text:span text:style-name="T178"/></text:p>
      <text:p text:style-name="P53"><text:span text:style-name="T178"/></text:p>
      <text:p text:style-name="P53"><text:span text:style-name="T178">Cutscene: A helicopter arrives above the affected building. Jean jumps down to below and camera switches to Jean for control.</text:span></text:p>
      <text:p text:style-name="P53"><text:span text:style-name="T178"/></text:p>
      <text:p text:style-name="P53"><text:span text:style-name="T178">"This lacker really asked for it." Laser cannon whirs up.</text:span></text:p>
      <text:p text:style-name="P53"><text:span text:style-name="T178"/></text:p>
      <text:p text:style-name="P53"><text:span text:style-name="T178">[Checkpoint]</text:span></text:p>
      <text:p text:style-name="P53"><text:span text:style-name="T178"/></text:p>
      <text:p text:style-name="P54"><text:span text:style-name="T179">Objective Screen (Pause Menu):</text:span></text:p>
      <text:p text:style-name="P55"><text:span text:style-name="T179">Attic Route:</text:span></text:p>
      <text:p text:style-name="P55"><text:span text:style-name="T179">Navigate to the attic. &lt;COMPLETE&gt;</text:span></text:p>
      <text:p text:style-name="P55"><text:span text:style-name="T179">Defend the device from the ghost.&lt;COMPLETE&gt;</text:span></text:p>
      <text:p text:style-name="P55"><text:span text:style-name="T179">Hide in the basement. &lt;COMPLETE&gt;</text:span></text:p>
      <text:p text:style-name="P55"><text:span text:style-name="T179">Remove all hostiles.</text:span></text:p>
      <text:p text:style-name="P55"><text:span text:style-name="T179"/></text:p>
      <text:p text:style-name="P56"><text:span text:style-name="T180"/></text:p>
      <text:p text:style-name="P56"><text:span text:style-name="T181">)</text:span><text:span text:style-name="T182"><text:s/></text:span></text:p>
      <text:p text:style-name="P57"><text:span text:style-name="T183"/></text:p>
      <text:p text:style-name="P57"><text:span text:style-name="T183"/></text:p>
      <text:p text:style-name="P57"><text:span text:style-name="T183"/></text:p>
      <text:p text:style-name="P57"><text:span text:style-name="T184">//“Hehehehehey! WawawawawawaWhat is dadadadadadadathis???” “Whoooooa? IIIIIIII hahahave a kkkkoooorobar!” //</text:span></text:p>
      <text:p text:style-name="P57"><text:span text:style-name="T18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